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a1db0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4c09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dcc29" officeooo:paragraph-rsid="002dcc29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ff6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ec60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203c0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6b609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ecdae" officeooo:paragraph-rsid="003ecdae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9d21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font-size="16pt" officeooo:rsid="0009d212" style:font-size-asian="16pt" style:font-size-complex="16pt"/>
    </style:style>
    <style:style style:name="T11" style:family="text">
      <style:text-properties fo:font-size="16pt" officeooo:rsid="004591c6" style:font-size-asian="16pt" style:font-size-complex="16pt"/>
    </style:style>
    <style:style style:name="T12" style:family="text">
      <style:text-properties officeooo:rsid="0009d212"/>
    </style:style>
    <style:style style:name="T13" style:family="text">
      <style:text-properties officeooo:rsid="000e4ff6"/>
    </style:style>
    <style:style style:name="T14" style:family="text">
      <style:text-properties officeooo:rsid="0011faf9"/>
    </style:style>
    <style:style style:name="T15" style:family="text">
      <style:text-properties officeooo:rsid="00181de3"/>
    </style:style>
    <style:style style:name="T16" style:family="text">
      <style:text-properties officeooo:rsid="001a1db0"/>
    </style:style>
    <style:style style:name="T17" style:family="text">
      <style:text-properties officeooo:rsid="001a5e18"/>
    </style:style>
    <style:style style:name="T18" style:family="text">
      <style:text-properties officeooo:rsid="00222518"/>
    </style:style>
    <style:style style:name="T19" style:family="text">
      <style:text-properties officeooo:rsid="002da24b"/>
    </style:style>
    <style:style style:name="T20" style:family="text">
      <style:text-properties officeooo:rsid="002dcc29"/>
    </style:style>
    <style:style style:name="T21" style:family="text">
      <style:text-properties officeooo:rsid="002f2c91"/>
    </style:style>
    <style:style style:name="T22" style:family="text">
      <style:text-properties officeooo:rsid="002fd629"/>
    </style:style>
    <style:style style:name="T23" style:family="text">
      <style:text-properties officeooo:rsid="00330cc4"/>
    </style:style>
    <style:style style:name="T24" style:family="text">
      <style:text-properties officeooo:rsid="00354440"/>
    </style:style>
    <style:style style:name="T25" style:family="text">
      <style:text-properties officeooo:rsid="00377081"/>
    </style:style>
    <style:style style:name="T26" style:family="text">
      <style:text-properties officeooo:rsid="003ad1d1"/>
    </style:style>
    <style:style style:name="T27" style:family="text">
      <style:text-properties officeooo:rsid="003c650e"/>
    </style:style>
    <style:style style:name="T28" style:family="text">
      <style:text-properties officeooo:rsid="003ecdae"/>
    </style:style>
    <style:style style:name="T29" style:family="text">
      <style:text-properties officeooo:rsid="00234d0f"/>
    </style:style>
    <style:style style:name="T30" style:family="text">
      <style:text-properties officeooo:rsid="004203c0"/>
    </style:style>
    <style:style style:name="T31" style:family="text">
      <style:text-properties officeooo:rsid="0043becd"/>
    </style:style>
    <style:style style:name="T32" style:family="text">
      <style:text-properties officeooo:rsid="0044c09c"/>
    </style:style>
    <style:style style:name="T33" style:family="text">
      <style:text-properties officeooo:rsid="004591c6"/>
    </style:style>
    <style:style style:name="T34" style:family="text">
      <style:text-properties officeooo:rsid="004eaaaa"/>
    </style:style>
    <style:style style:name="T35" style:family="text">
      <style:text-properties officeooo:rsid="004fea13"/>
    </style:style>
    <style:style style:name="T36" style:family="text">
      <style:text-properties officeooo:rsid="00509fdb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6"/>
      <text:p text:style-name="P6"/>
      <text:p text:style-name="P6"/>
      <text:p text:style-name="P6"/>
      <text:p text:style-name="P21"/>
      <text:p text:style-name="P6"/>
      <text:p text:style-name="P6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7"/><text:span text:style-name="T13">Stout</text:span> <text:s text:c="60"/></text:p>
      <text:p text:style-name="P11">Brew Date: <text:s text:c="4"/><text:span text:style-name="T36">June 24’18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4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2">20 <text:s text:c="6"/># <text:s text:c="5"/>Pale</text:p>
      <text:p text:style-name="P12"><draw:custom-shape text:anchor-type="paragraph" draw:z-index="2" draw:style-name="gr1" draw:text-style-name="P25" svg:width="0.583cm" svg:height="0.53cm" svg:x="16.095cm" svg:y="0.44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8"/># <text:s text:c="5"/>Black Patent </text:p>
      <text:p text:style-name="P12">1 <text:s text:c="9"/># <text:s text:c="4"/>Roasted Barley</text:p>
      <text:p text:style-name="P12">2 <text:s text:c="9"/># <text:s text:c="4"/>Wheat</text:p>
      <text:p text:style-name="P13">1 <text:s text:c="9"/># <text:s text:c="4"/>Chocolate malt</text:p>
      <text:p text:style-name="P12">0.5 <text:s text:c="6"/># <text:s text:c="4"/>Flaked Barley</text:p>
      <text:p text:style-name="P9"><text:s/>1 <text:s text:c="15"/>Tsp NaCl (mash)</text:p>
      <text:p text:style-name="P9">1 <text:s text:c="16"/>tsp <text:s/>NaCl(sparge)<text:tab/><text:tab/><text:tab/></text:p>
      <text:p text:style-name="P9">5 <text:s text:c="16"/>Tsp Sprchrg</text:p>
      <text:p text:style-name="P22"><draw:line text:anchor-type="paragraph" draw:z-index="4" draw:style-name="gr2" draw:text-style-name="P25" svg:x1="1.623cm" svg:y1="0.626cm" svg:x2="1.702cm" svg:y2="0.6cm"><text:p/></draw:line> <text:s text:c="4"/>Irish Moss</text:p>
      <text:p text:style-name="P23"><text:s text:c="13"/><text:span text:style-name="T21">Mauri Brew ale</text:span></text:p>
      <text:p text:style-name="P9"/>
      <text:p text:style-name="P9"/>
      <text:p text:style-name="P9"/>
      <text:p text:style-name="P9"><draw:line text:anchor-type="paragraph" draw:z-index="7" draw:style-name="gr2" draw:text-style-name="P25" svg:x1="7.497cm" svg:y1="0.564cm" svg:x2="7.576cm" svg:y2="4.004cm"><text:p/></draw:line>Qt <text:s/>oz/g <text:s text:c="2"/>Hop/Seasoning <text:s text:c="14"/><text:span text:style-name="T12">Time</text:span></text:p>
      <text:p text:style-name="P10"><draw:line text:anchor-type="paragraph" draw:z-index="6" draw:style-name="gr2" draw:text-style-name="P25" svg:x1="2.549cm" svg:y1="0.012cm" svg:x2="2.628cm" svg:y2="3.452cm"><text:p/></draw:line> <text:span text:style-name="T12">45 <text:s text:c="5"/>g <text:s text:c="4"/>NB <text:s text:c="24"/>60 min</text:span></text:p>
      <text:p text:style-name="P10"><text:s/><text:span text:style-name="T34">45g <text:s text:c="10"/>NB <text:s text:c="22"/>15min</text:span></text:p>
      <text:p text:style-name="P5"><text:s text:c="2"/></text:p>
      <text:p text:style-name="P2"><text:s text:c="3"/><text:span text:style-name="T33">2</text:span><text:span text:style-name="T10"> <text:s text:c="4"/>tabs <text:s text:c="6"/>Whirlflock <text:s text:c="23"/>1</text:span><text:span text:style-name="T11">6</text:span><text:span text:style-name="T10"> min</text:span></text:p>
      <text:p text:style-name="P2"><text:span text:style-name="T5"><text:s text:c="807"/></text:span><text:span text:style-name="T7">Stage <text:s text:c="13"/>Date <text:s text:c="17"/></text:span></text:p>
      <text:p text:style-name="P14">Primary: <text:s text:c="9"/></text:p>
      <text:p text:style-name="P14">Racked:<text:tab/> <text:s text:c="6"/><text:tab/><text:tab/><text:tab/><text:tab/></text:p>
      <text:p text:style-name="P14">Racked:</text:p>
      <text:p text:style-name="P17">Bottled: <text:s text:c="3"/><text:span text:style-name="T15"><text:s text:c="24"/>6x1l</text:span></text:p>
      <text:p text:style-name="P17">Kegged: <text:s text:c="9"/><text:span text:style-name="T26"><text:s text:c="15"/>2x 5gal <text:s/></text:span></text:p>
      <text:p text:style-name="P4"><text:span text:style-name="T7">Re-Kegged::</text:span><text:span text:style-name="T4"><text:tab/><text:tab/><text:tab/><text:tab/><text:tab/><text:tab/>Charged:</text:span></text:p>
      <text:p text:style-name="P20"/>
      <text:p text:style-name="P14">Start Time:<text:span text:style-name="T19">7am</text:span></text:p>
      <text:p text:style-name="P14">Fill mash tun:<text:tab/><text:span text:style-name="T17">Sat</text:span></text:p>
      <text:p text:style-name="P14"><text:soft-page-break/>Fill sparge kettle:<text:tab/><text:span text:style-name="T17">Sat</text:span><text:tab/><text:tab/><text:tab/></text:p>
      <text:p text:style-name="P14">Fire burners: <text:span text:style-name="T19">7</text:span>am</text:p>
      <text:p text:style-name="P14">Heat Mash Tun : Target Temp: <text:span text:style-name="T19">68</text:span> <text:s text:c="4"/></text:p>
      <text:p text:style-name="P14">Heat Sparge Kettle: Target Temp: <text:span text:style-name="T19">74</text:span></text:p>
      <text:p text:style-name="P14">Target Temp (Mash): <text:span text:style-name="T20">68</text:span></text:p>
      <text:p text:style-name="P14">Grind grain: <text:s/></text:p>
      <text:p text:style-name="P14">sparge temp:<text:span text:style-name="T22">74</text:span></text:p>
      <text:p text:style-name="P14">Strike Temp: <text:span text:style-name="T22">66</text:span></text:p>
      <text:p text:style-name="P14">pump temp: <text:s/></text:p>
      <text:p text:style-name="P14">Mash in: <text:span text:style-name="T22">am</text:span></text:p>
      <text:p text:style-name="P14">Temp: </text:p>
      <text:p text:style-name="P14"><text:s/>Mash: Duration: <text:s text:c="2"/><text:span text:style-name="T13">90</text:span> <text:s text:c="4"/>minutes <text:s text:c="7"/></text:p>
      <text:p text:style-name="P16">Start: <text:span text:style-name="T28">am</text:span></text:p>
      <text:p text:style-name="P16">Finish:<text:span text:style-name="T28">am</text:span></text:p>
      <text:p text:style-name="P14">Heat (to deactivate enzymes)<text:tab/><text:tab/></text:p>
      <text:p text:style-name="P16">Target Temp: <text:span text:style-name="T16">168</text:span> <text:s text:c="2"/></text:p>
      <text:p text:style-name="P16">Start: <text:s text:c="3"/></text:p>
      <text:p text:style-name="P14">Finish: <text:s text:c="2"/></text:p>
      <text:p text:style-name="P14">Heat Sparge H20 (Target175◦) <text:s text:c="7"/></text:p>
      <text:p text:style-name="P16">Sparge: </text:p>
      <text:p text:style-name="P16">Start: <text:s/><text:span text:style-name="T35">am</text:span></text:p>
      <text:p text:style-name="P14">Finish: <text:s text:c="2"/><text:span text:style-name="T23">am</text:span></text:p>
      <text:p text:style-name="P14">Wort collected: <text:s text:c="2"/><text:span text:style-name="T14">full kettle</text:span></text:p>
      <text:p text:style-name="P18">Boil : Burner On: <text:s/><text:span text:style-name="T30"><text:s/>am <text:s text:c="3"/></text:span>Rolling Boil: <text:s text:c="3"/><text:span text:style-name="T18">am</text:span></text:p>
      <text:p text:style-name="P14">Duration: 90 min <text:s/>Start: <text:s text:c="8"/>Finish: <text:s text:c="2"/><text:span text:style-name="T24">pm</text:span> <text:s text:c="3"/></text:p>
      <text:p text:style-name="P19">Hops In: <text:span text:style-name="T31">am</text:span> <text:s text:c="4"/><text:span text:style-name="T32">Hops in: <text:s/>pm</text:span> <text:span text:style-name="T29">Whirlflock in: pm <text:s text:c="3"/></text:span></text:p>
      <text:p text:style-name="P19">Hops in :<text:span text:style-name="T31">pm </text:span></text:p>
      <text:p text:style-name="P14">Burner Off: <text:span text:style-name="T31">pm</text:span></text:p>
      <text:p text:style-name="P14">Rest 15 min <text:s text:c="7"/></text:p>
      <text:p text:style-name="P14">Pump and chill: <text:s text:c="4"/></text:p>
      <text:p text:style-name="P14">Start: <text:span text:style-name="T31">pm</text:span> <text:s text:c="3"/>Finish: <text:s text:c="5"/></text:p>
      <text:p text:style-name="P14">OG : <text:s text:c="2"/><text:span text:style-name="T25">1.0</text:span></text:p>
      <text:p text:style-name="P15">Yeast: <text:s text:c="2"/></text:p>
      <text:p text:style-name="P14">Irish Moss</text:p>
      <text:p text:style-name="P7"/>
      <text:p text:style-name="P7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4T07:42:41.206719303</dc:date>
    <meta:editing-duration>PT13H47M47S</meta:editing-duration>
    <meta:editing-cycles>41</meta:editing-cycles>
    <meta:document-statistic meta:table-count="0" meta:image-count="0" meta:object-count="2" meta:page-count="2" meta:paragraph-count="66" meta:word-count="200" meta:character-count="2512" meta:non-whitespace-character-count="8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